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ans" fo:font-size="16pt" fo:font-weight="bold" officeooo:paragraph-rsid="000f23fb"/>
    </style:style>
    <style:style style:name="P2" style:family="paragraph" style:parent-style-name="Standard">
      <style:paragraph-properties fo:text-align="justify" style:justify-single-word="false"/>
      <style:text-properties style:font-name="Liberation Sans"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 fo:font-size="16pt" fo:font-weight="bold" officeooo:rsid="0013af15" officeooo:paragraph-rsid="001a3d4e"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 fo:font-size="16pt" fo:font-weight="bold" officeooo:rsid="00176af1" officeooo:paragraph-rsid="00176af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6pt" fo:font-weight="bold" officeooo:rsid="001d4653" officeooo:paragraph-rsid="001d4653"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 fo:font-size="18pt" style:text-underline-style="solid" style:text-underline-width="auto" style:text-underline-color="font-color" officeooo:rsid="000e971d" officeooo:paragraph-rsid="000e971d" style:font-size-asian="18pt" style:font-size-complex="18pt"/>
    </style:style>
    <style:style style:name="P7" style:family="paragraph" style:parent-style-name="Standard">
      <style:paragraph-properties fo:text-align="justify" style:justify-single-word="false"/>
      <style:text-properties style:font-name="Liberation Sans" fo:font-size="12pt" style:text-underline-style="none" fo:font-weight="normal" officeooo:rsid="000f23fb" officeooo:paragraph-rsid="000f2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style:text-underline-style="none" fo:font-weight="normal" officeooo:rsid="0012d8a4" officeooo:paragraph-rsid="000f23f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style:text-underline-style="none" fo:font-weight="normal" officeooo:rsid="00170edc" officeooo:paragraph-rsid="00170ed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style:text-underline-style="none" fo:font-weight="normal" officeooo:rsid="001a3d4e" officeooo:paragraph-rsid="00176af1" style:font-size-asian="12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style:font-name="Liberation Sans" fo:font-size="12pt" style:text-underline-style="none" fo:font-weight="normal" officeooo:rsid="001a3d4e" officeooo:paragraph-rsid="001aa64d"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style:font-name="Liberation Sans" fo:font-size="12pt" style:text-underline-style="none" fo:font-weight="normal" officeooo:rsid="001a3d4e" officeooo:paragraph-rsid="001a3d4e"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writing-mode="lr-tb"/>
      <style:text-properties style:font-name="Liberation Sans" fo:font-size="12pt" style:text-underline-style="none" fo:font-weight="normal" officeooo:rsid="001a3d4e" officeooo:paragraph-rsid="001a3d4e" style:font-size-asian="12pt" style:font-weight-asian="normal" style:font-size-complex="12pt"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style:text-underline-style="none"/>
    </style:style>
    <style:style style:name="T12" style:family="text">
      <style:text-properties style:text-underline-style="none" officeooo:rsid="000e971d" style:font-size-asian="14pt" style:font-weight-asian="bold" style:font-size-complex="16pt" style:font-weight-complex="bold"/>
    </style:style>
    <style:style style:name="T13" style:family="text">
      <style:text-properties style:text-underline-style="none" officeooo:rsid="0012d8a4"/>
    </style:style>
    <style:style style:name="T14" style:family="text">
      <style:text-properties style:text-underline-style="none" officeooo:rsid="00170ed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minar – Presentation Script</text:p>
      <text:p text:style-name="P6"/>
      <text:p text:style-name="P1"><text:span text:style-name="T12">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a machine learning model. Finally, we make predictions about the data, which we have not seen so far, based on that model.</text:span></text:p>
      <text:p text:style-name="P7"/>
      <text:p text:style-name="P2"><text:span text:style-name="T11">Slide 2: </text:span><text:span text:style-name="T1">So machine learning is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5">In this case, we introduce the term large-scale machine learning. To deal with the scaling computing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8"/>
      <text:p text:style-name="P3"><text:span text:style-name="T13">S</text:span><text:span text:style-name="T11">lide 3:</text:span><text:span text:style-name="T1"> TensorFlow is </text:span><text:span text:style-name="T10">an open-source</text:span><text:span text:style-name="T1"> framework, </text:span><text:span text:style-name="T6">which enables us to</text:span><text:span text:style-name="T1"> deploy </text:span><text:span text:style-name="T6">and run</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9"/>
      <text:p text:style-name="P4"><text:span text:style-name="T14">S</text:span><text:span text:style-name="T11">lide 4: </text:span><text:span text:style-name="T1">But how exactly </text:span><text:span text:style-name="T10">is it done</text:span><text:span text:style-name="T1">? </text:span><text:span text:style-name="T10">TensorFlow represents those computations in a directed dataflow graph, which can be compiled before or during the execution. A graph is typically composed of the following:</text:span></text:p>
      <text:p text:style-name="P10"/>
      <text:list text:style-name="L1">
        <text:list-item>
          <text:p text:style-name="P11">Operation: An operation represents a computation such as addition or matrix dot product.</text:p>
          <text:p text:style-name="P12"/>
        </text:list-item>
        <text:list-item>
          <text:p text:style-name="P12">Node: A node has inputs and outputs. It is an instantiation of an operation.</text:p>
          <text:p text:style-name="P11"/>
        </text:list-item>
        <text:list-item>
          <text:p text:style-name="P11">Kernel: A kernel is an implementation of an operation.</text:p>
          <text:p text:style-name="P12"/>
        </text:list-item>
        <text:list-item>
          <text:p text:style-name="P11">Tensor: Tensors are multidimensional arrays describing the data. They flow into the nodes as inputs through the edges of a graph. </text:p>
          <text:p text:style-name="P12"/>
        </text:list-item>
        <text:list-item>
          <text:p text:style-name="P12">Edge: Data flows through the edges from one node to another. </text:p>
          <text:p text:style-name="P12"/>
        </text:list-item>
        <text:list-item>
          <text:p text:style-name="P13">Device: Devices are computational units on a machine that are utilized by TensorFlow’s system to execute kernels. (e.g. GPUs)</text:p>
        </text:list-item>
      </text:list>
      <text:p text:style-name="P9"/>
      <text:p text:style-name="P9"/>
      <text:p text:style-name="P5"><text:span text:style-name="T14">S</text:span><text:span text:style-name="T11">lide 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7T17:46:32.829141146</dc:date>
    <meta:editing-duration>PT5H3M51S</meta:editing-duration>
    <meta:editing-cycles>15</meta:editing-cycles>
    <meta:generator>LibreOffice/7.5.4.2$Linux_X86_64 LibreOffice_project/f5df176c80caea84288e6d2ddbbc413e4968a422</meta:generator>
    <meta:document-statistic meta:table-count="0" meta:image-count="0" meta:object-count="0" meta:page-count="1" meta:paragraph-count="17" meta:word-count="398" meta:character-count="2330" meta:non-whitespace-character-count="1950"/>
  </office:meta>
</office:document-meta>
</file>